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="0.0396in" fo:border="none">
        <style:background-image/>
      </style:table-cell-properties>
    </style:style>
    <style:style style:name="Table3.B10" style:family="table-cell">
      <style:table-cell-properties fo:background-color="#ffffff" fo:padding="0.0396in" fo:border="none">
        <style:background-image/>
      </style:table-cell-properties>
    </style:style>
    <style:style style:name="Table3.C10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4a3ef3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5444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5444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83aa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2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3" style:family="paragraph" style:parent-style-name="Table_20_Contents">
      <style:paragraph-properties fo:margin-top="0in" fo:margin-bottom="0in" loext:contextual-spacing="true" fo:text-align="start" style:justify-single-word="false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78b3" style:font-size-asian="10pt" style:font-size-complex="10pt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eeb5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71311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4450d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4dbc45" style:font-size-asian="14pt" style:font-weight-asian="bold" style:font-size-complex="14pt" style:font-weight-complex="bold"/>
    </style:style>
    <style:style style:name="P28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29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43" style:family="paragraph" style:parent-style-name="Standard">
      <style:paragraph-properties fo:text-align="end" style:justify-single-word="false"/>
      <style:text-properties style:font-name="Liberation Sans"/>
    </style:style>
    <style:style style:name="P44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5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7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4f0c2c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eb1f9" style:font-size-asian="8pt" style:font-size-complex="8pt"/>
    </style:style>
    <style:style style:name="T3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4" style:family="text">
      <style:text-properties style:font-name="Liberation Sans" fo:font-size="1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style:font-name="Arial1"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9" style:family="text">
      <style:text-properties style:font-name="Arial1" style:font-name-asian="Microsoft YaHei" style:font-name-complex="Mangal"/>
    </style:style>
    <style:style style:name="T10" style:family="text">
      <style:text-properties style:font-name="Arial1" officeooo:rsid="00508608" style:font-name-asian="Microsoft YaHei" style:font-name-complex="Mang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5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6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7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8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9" style:family="text">
      <style:text-properties fo:font-style="normal" fo:font-weight="normal" officeooo:rsid="00d2efe0" style:font-name-asian="Arial2" style:font-style-asian="normal" style:font-weight-asian="normal" style:font-name-complex="Arial2" style:font-style-complex="normal" style:font-weight-complex="normal"/>
    </style:style>
    <style:style style:name="T20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21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22" style:family="text">
      <style:text-properties style:font-name-complex="Mangal"/>
    </style:style>
    <style:style style:name="T23" style:family="text">
      <style:text-properties officeooo:rsid="007e0104" style:font-name-complex="Mangal"/>
    </style:style>
    <style:style style:name="T24" style:family="text">
      <style:text-properties officeooo:rsid="00289a3a"/>
    </style:style>
    <style:style style:name="T25" style:family="text">
      <style:text-properties style:font-name-asian="Microsoft YaHei" style:font-name-complex="Mang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6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6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0"><text:span text:style-name="T6">Address: </text:span><text:span text:style-name="T14"><text:placeholder text:placeholder-type="text">&lt;display_address(o.company_id.partner_id)&gt;</text:placeholder></text:span></text:p>
            <text:p text:style-name="P25"><text:span text:style-name="T20"><text:placeholder text:placeholder-type="text">&lt;o.company_id.tin_label or 'TIN'&gt;</text:placeholder></text:span><text:span text:style-name="T20">: </text:span><text:span text:style-name="T18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7"><text:span text:style-name="T10">Shipping</text:span><text:span text:style-name="T9"> Invoice No</text:span><text:span text:style-name="T25"> </text:span><text:span text:style-name="T20"><text:placeholder text:placeholder-type="text">&lt;o.name or ''&gt;</text:placeholder></text:span></text:p>
            <text:p text:style-name="P17">Contains <text:page-count>2</text:page-count> page(s)</text:p>
          </table:table-cell>
          <table:table-cell table:style-name="Table1.A3" table:number-rows-spanned="2" office:value-type="string">
            <text:p text:style-name="P17"/>
          </table:table-cell>
          <table:table-cell table:style-name="Table1.A1" office:value-type="string">
            <text:p text:style-name="P21"><text:span text:style-name="T6">Phone:<text:tab/></text:span><text:span text:style-name="T18"><text:placeholder text:placeholder-type="text">&lt;o.company_id.partner_id.phone or ''&gt;</text:placeholder></text:span><text:span text:style-name="T19"> </text:span><text:line-break/><text:span text:style-name="T6">Fax:<text:tab/></text:span><text:span text:style-name="T18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1"><text:span text:style-name="T6">Email:<text:tab/></text:span><text:span text:style-name="T18"><text:placeholder text:placeholder-type="text">&lt;o.company_id.partner_id.email or ''&gt;</text:placeholder></text:span><text:line-break/><text:span text:style-name="T6">Web:<text:tab/></text:span><text:span text:style-name="T18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6">Bill To:</text:p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26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57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8"><text:span text:style-name="T6">Address:<text:tab/></text:span><text:span text:style-name="T14"><text:placeholder text:placeholder-type="text">&lt;get_street(o.partner_invoice_id)&gt;</text:placeholder></text:span><text:span text:style-name="T12"><text:line-break/><text:tab/></text:span><text:span text:style-name="T14"><text:placeholder text:placeholder-type="text">&lt;get_street2(o.partner_invoice_id)&gt;</text:placeholder></text:span><text:span text:style-name="T12"><text:line-break/><text:tab/></text:span><text:span text:style-name="T14"><text:placeholder text:placeholder-type="text">&lt;get_address(o.partner_invoice_id)&gt;</text:placeholder></text:span><text:span text:style-name="T12"><text:line-break/><text:tab/></text:span><text:span text:style-name="T14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<text:span text:style-name="T6">Address:<text:tab/></text:span><text:span text:style-name="T14"><text:placeholder text:placeholder-type="text">&lt;get_street(o.partner_shipping_id)&gt;</text:placeholder></text:span><text:span text:style-name="T11"><text:line-break/></text:span><text:span text:style-name="T13"><text:tab/></text:span><text:span text:style-name="T14"><text:placeholder text:placeholder-type="text">&lt;get_street2(o.partner_shipping_id)&gt;</text:placeholder></text:span><text:span text:style-name="T11"><text:line-break/></text:span><text:span text:style-name="T13"><text:tab/></text:span><text:span text:style-name="T14"><text:placeholder text:placeholder-type="text">&lt;get_address(o.partner_shipping_id)&gt;</text:placeholder></text:span><text:span text:style-name="T11"><text:line-break/></text:span><text:span text:style-name="T13"><text:tab/></text:span><text:span text:style-name="T15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6">Phone:<text:tab/></text:span><text:span text:style-name="T18"><text:placeholder text:placeholder-type="text">&lt;o.partner_invoice_id.phone or ''&gt;</text:placeholder></text:span><text:line-break/><text:span text:style-name="T6">Fax:<text:tab/></text:span><text:span text:style-name="T18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3"><text:span text:style-name="T6">Phone:<text:tab/></text:span><text:span text:style-name="T18"><text:placeholder text:placeholder-type="text">&lt;o.partner_shipping_id.phone or ''&gt;</text:placeholder></text:span><text:line-break/><text:span text:style-name="T6">Fax:<text:tab/></text:span><text:span text:style-name="T18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6">Email:<text:tab/></text:span><text:span text:style-name="T18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3"><text:span text:style-name="T6">Email:<text:tab/></text:span><text:span text:style-name="T18"><text:placeholder text:placeholder-type="text">&lt;o.partner_shipping_id.email or ''&gt;</text:placeholder></text:span></text:p>
          </table:table-cell>
        </table:table-row>
      </table:table>
      <text:p text:style-name="P7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4"><text:span text:style-name="T5">Invoice date:</text:span> <text:span text:style-name="T8"><text:placeholder text:placeholder-type="text">&lt;o.date_order or ''&gt;</text:placeholder></text:span><text:line-break/><text:span text:style-name="T5">Delivery date:</text:span> <text:s/><text:span text:style-name="T8"><text:placeholder text:placeholder-type="text">&lt;o.shipping_date or ''&gt;</text:placeholder></text:span></text:p></table:table-cell><table:table-cell table:style-name="Table2.A1" office:value-type="string"><text:p text:style-name="P13"/></table:table-cell><table:table-cell table:style-name="Table2.A1" office:value-type="string"><text:p text:style-name="P15"><text:span text:style-name="T5">Order number:</text:span> <text:span text:style-name="T8"><text:placeholder text:placeholder-type="text">&lt;o.tracking_number or ''&gt;</text:placeholder></text:span><text:line-break/><text:span text:style-name="T5">Payment:</text:span> <text:span text:style-name="T8"><text:placeholder text:placeholder-type="text">&lt;o.payment_term.name or ''&gt;</text:placeholder></text:span></text:p></table:table-cell><table:table-cell table:style-name="Table2.D1" office:value-type="string"><text:p text:style-name="P13"/></table:table-cell><table:table-cell table:style-name="Table2.E1" office:value-type="string"><text:p text:style-name="P15"><text:span text:style-name="T5">Ship via: </text:span><text:span text:style-name="T8"><text:placeholder text:placeholder-type="text">&lt;o.carrier_id.name or ''&gt;</text:placeholder></text:span><text:line-break/><text:span text:style-name="T5">Tracking #:</text:span> <text:span text:style-name="T8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9">Qty.</text:p>
            </table:table-cell>
            <table:table-cell table:style-name="Table5.A1" office:value-type="string">
              <text:p text:style-name="P9">Item Code</text:p>
            </table:table-cell>
            <table:table-cell table:style-name="Table5.C1" office:value-type="string">
              <text:p text:style-name="P10">Item Description</text:p>
            </table:table-cell>
            <table:table-cell table:style-name="Table5.D1" table:number-columns-spanned="2" office:value-type="string">
              <text:p text:style-name="P10">Price per</text:p>
              <text:p text:style-name="P10">Unit</text:p>
            </table:table-cell>
            <table:covered-table-cell/>
            <table:table-cell table:style-name="Table5.A1" office:value-type="string">
              <text:p text:style-name="P9">Discount</text:p>
            </table:table-cell>
            <table:table-cell table:style-name="Table5.A1" office:value-type="string">
              <text:p text:style-name="P9">Amount</text:p>
            </table:table-cell>
            <table:table-cell table:style-name="Table5.A1" office:value-type="string">
              <text:p text:style-name="P9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12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11"/>
          </table:table-cell>
          <table:table-cell table:style-name="Table5.E2" office:value-type="string">
            <text:p text:style-name="P7"/>
          </table:table-cell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43"/>
          </table:table-cell>
          <table:table-cell table:style-name="Table5.B2" office:value-type="string">
            <text:p text:style-name="P12"/>
          </table:table-cell>
        </table:table-row>
        <table:table-row table:style-name="Table5.1">
          <table:table-cell table:style-name="Table5.A3" table:number-columns-spanned="8" office:value-type="string">
            <text:p text:style-name="P44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5"><text:span text:style-name="T23"><text:placeholder text:placeholder-type="text">&lt;formatLang(l.product_uom_qty)&gt;</text:placeholder></text:span><text:span text:style-name="T23"> </text:span><text:span text:style-name="T23"><text:placeholder text:placeholder-type="text">&lt;l.product_uom.name or ''&gt;</text:placeholder></text:span></text:p>
          </table:table-cell>
          <table:table-cell table:style-name="Table5.B4" office:value-type="string">
            <text:p text:style-name="P47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8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0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1"><text:placeholder text:placeholder-type="text">&lt;formatLang(l.discount)&gt;</text:placeholder>%</text:p>
          </table:table-cell>
          <table:table-cell table:style-name="Table5.B4" office:value-type="string">
            <text:p text:style-name="P46"><text:span text:style-name="T22"><text:s text:c="2"/></text:span><text:span text:style-name="T22"><text:placeholder text:placeholder-type="text">&lt;o.currency_id.name or ''&gt;</text:placeholder></text:span><text:span text:style-name="T22"> </text:span><text:span text:style-name="T22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9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draw:custom-shape text:anchor-type="paragraph" draw:z-index="2" draw:name="Text Box 2" draw:style-name="gr1" draw:text-style-name="P58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4811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8">Customs HS Code: <text:span text:style-name="T14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29">Total Pre-Tax Purchase:</text:p></table:table-cell><table:table-cell table:style-name="Table3.A1" office:value-type="string"><text:p text:style-name="P52"><text:span text:style-name="T18"><text:placeholder text:placeholder-type="text">&lt;o.currency_id.name or ''&gt;</text:placeholder></text:span><text:span text:style-name="T18"> <text:s/></text:span><text:span text:style-name="T18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Freight Charges:</text:p></table:table-cell><table:table-cell table:style-name="Table3.A2" office:value-type="string"><text:p text:style-name="P53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Tax Applied:</text:p></table:table-cell><table:table-cell table:style-name="Table3.A2" office:value-type="string"><text:p text:style-name="P54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<text:span text:style-name="T24">Total </text:span>Amount:</text:p></table:table-cell><table:table-cell table:style-name="Table3.A2" office:value-type="string"><text:p text:style-name="P55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42"><text:bookmark text:name="docs-internal-guid-b32ac062-bbdb-d414-07ec-b9a2cd11c944"/><text:span text:style-name="T26">Amount Paid</text:span><text:span text:style-name="T4">:</text:span></text:p></table:table-cell><table:table-cell table:style-name="Table3.A2" office:value-type="string"><text:p text:style-name="P55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30">Amount Now Payable:</text:p></table:table-cell><table:table-cell table:style-name="Table3.A2" office:value-type="string"><text:p text:style-name="P56"><text:span text:style-name="T21"><text:placeholder text:placeholder-type="text">&lt;o.currency_id.name or ''&gt;</text:placeholder></text:span><text:span text:style-name="T21"> </text:span><text:span text:style-name="T21"><text:placeholder text:placeholder-type="text">&lt;formatLang(o.balance)&gt;</text:placeholder></text:span></text:p></table:table-cell></table:table-row><table:table-row table:style-name="Table3.7"><table:table-cell table:style-name="Table3.A7" table:number-columns-spanned="5" office:value-type="string"><text:p text:style-name="P32"/></table:table-cell><table:covered-table-cell/><table:covered-table-cell/><table:covered-table-cell/><table:covered-table-cell/></table:table-row><table:table-row table:style-name="Table3.7"><table:table-cell table:style-name="Table3.A8" table:number-columns-spanned="5" office:value-type="string"><text:p text:style-name="P34">Bank:<text:tab/><text:span text:style-name="T16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7"><table:table-cell table:style-name="Table3.A9" office:value-type="string"><text:p text:style-name="P35"><text:span text:style-name="T6">SWIFT Code:<text:tab/></text:span><text:span text:style-name="T7"><text:line-break/></text:span><text:span text:style-name="T6">Bank Code:</text:span></text:p></table:table-cell><table:table-cell table:style-name="Table3.B9" office:value-type="string"><text:p text:style-name="P39"><text:placeholder text:placeholder-type="text">&lt;o.company_id.bank_ids and o.company_id.bank_ids[0].swift_code or ''&gt;</text:placeholder></text:p><text:p text:style-name="P24"><text:placeholder text:placeholder-type="text">&lt;o.company_id.bank_ids and o.company_id.bank_ids[0].bank_bic or ''&gt;</text:placeholder></text:p></table:table-cell><table:table-cell table:style-name="Table3.C10" table:number-rows-spanned="2" table:number-columns-spanned="3" office:value-type="string"><text:p text:style-name="P36"><text:span text:style-name="T6">Bank Address:<text:tab/></text:span><text:span text:style-name="T14"><text:placeholder text:placeholder-type="text">&lt;o.company_id.bank_ids and get_street(o.company_id.bank_ids[0].bank) or ''&gt;</text:placeholder></text:span><text:span text:style-name="T14">, </text:span><text:span text:style-name="T14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7"><table:table-cell table:style-name="Table3.A10" office:value-type="string"><text:p text:style-name="P33">Account Number:</text:p><text:p text:style-name="P33">Account Name:</text:p></table:table-cell><table:table-cell table:style-name="Table3.B10" office:value-type="string"><text:p text:style-name="P40"><text:placeholder text:placeholder-type="text">&lt;o.company_id.bank_ids and o.company_id.bank_ids[0].acc_number or ''&gt;</text:placeholder></text:p><text:p text:style-name="P41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7"><table:table-cell table:style-name="Table3.A11" table:number-columns-spanned="5" office:value-type="string"><text:p text:style-name="P37"><text:tab/>*<text:tab/>Note:<text:tab/>To avoid delays, please ensure the full amount is transferred without deduction of bank fees.</text:p><text:p text:style-name="P38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4a3ef3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officeooo:rsid="004eb1f9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Shipping </text:span><text:span text:style-name="MT2">Invoice </text:span><text:span text:style-name="MT3"><text:placeholder text:placeholder-type="text">&lt;o.name or ''&gt;</text:placeholder></text:span><text:span text:style-name="MT2"> | page </text:span><text:span text:style-name="MT2"><text:page-number text:select-page="current">2</text:page-number></text:span><text:span text:style-name="MT2"> of </text:span><text:span text:style-name="MT2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68</meta:editing-cycles>
    <meta:print-date>2015-06-22T15:54:00</meta:print-date>
    <meta:creation-date>2015-06-23T08:43:00</meta:creation-date>
    <dc:date>2015-08-09T11:09:53.150006468</dc:date>
    <dc:language>en-CA</dc:language>
    <meta:editing-duration>PT1H30M1S</meta:editing-duration>
    <meta:generator>LibreOffice/4.4.2.2$Linux_X86_64 LibreOffice_project/40m0$Build-2</meta:generator>
    <meta:document-statistic meta:table-count="5" meta:image-count="1" meta:object-count="0" meta:page-count="2" meta:paragraph-count="64" meta:word-count="288" meta:character-count="3053" meta:non-whitespace-character-count="28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